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571428571428571" calcext:value-type="float">
            <text:p>0.571428571428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825301204819277]</text:p>
          </table:table-cell>
          <table:table-cell office:value-type="string" calcext:value-type="string">
            <text:p>[14]</text:p>
          </table:table-cell>
          <table:table-cell office:value-type="float" office:value="0.271258191842495" calcext:value-type="float">
            <text:p>0.271258191842495</text:p>
          </table:table-cell>
          <table:table-cell office:value-type="float" office:value="0.484279609279609" calcext:value-type="float">
            <text:p>0.484279609279609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0683876811594203" calcext:value-type="float">
            <text:p>0.06838768115942</text:p>
          </table:table-cell>
          <table:table-cell office:value-type="float" office:value="0.0869565217391305" calcext:value-type="float">
            <text:p>0.086956521739131</text:p>
          </table:table-cell>
          <table:table-cell office:value-type="float" office:value="0.483483713539893" calcext:value-type="float">
            <text:p>0.483483713539893</text:p>
          </table:table-cell>
          <table:table-cell office:value-type="float" office:value="0.556818181818182" calcext:value-type="float">
            <text:p>0.556818181818182</text:p>
          </table:table-cell>
          <table:table-cell office:value-type="float" office:value="0.0488817633910584" calcext:value-type="float">
            <text:p>0.048881763391058</text:p>
          </table:table-cell>
          <table:table-cell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9154302670623146]</text:p>
          </table:table-cell>
          <table:table-cell office:value-type="string" calcext:value-type="string">
            <text:p>[31]</text:p>
          </table:table-cell>
          <table:table-cell office:value-type="float" office:value="0.369451452474937" calcext:value-type="float">
            <text:p>0.369451452474937</text:p>
          </table:table-cell>
          <table:table-cell office:value-type="float" office:value="0.639995568082685" calcext:value-type="float">
            <text:p>0.639995568082685</text:p>
          </table:table-cell>
          <table:table-cell office:value-type="float" office:value="0.662420382165605" calcext:value-type="float">
            <text:p>0.662420382165605</text:p>
          </table:table-cell>
          <table:table-cell office:value-type="float" office:value="0.0372924648786718" calcext:value-type="float">
            <text:p>0.037292464878672</text:p>
          </table:table-cell>
          <table:table-cell office:value-type="float" office:value="0.0444444444444445" calcext:value-type="float">
            <text:p>0.044444444444445</text:p>
          </table:table-cell>
          <table:table-cell office:value-type="float" office:value="0.638664356324863" calcext:value-type="float">
            <text:p>0.63866435632486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161853420613528" calcext:value-type="float">
            <text:p>0.161853420613528</text:p>
          </table:table-cell>
          <table:table-cell office:value-type="float" office:value="0.30188679245283" calcext:value-type="float">
            <text:p>0.301886792452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2463768115942" calcext:value-type="float">
            <text:p>0.72463768115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137670196671709]</text:p>
          </table:table-cell>
          <table:table-cell office:value-type="string" calcext:value-type="string">
            <text:p>[16]</text:p>
          </table:table-cell>
          <table:table-cell office:value-type="float" office:value="0.349223951482338" calcext:value-type="float">
            <text:p>0.349223951482338</text:p>
          </table:table-cell>
          <table:table-cell office:value-type="float" office:value="0.606056825825675" calcext:value-type="float">
            <text:p>0.606056825825675</text:p>
          </table:table-cell>
          <table:table-cell office:value-type="float" office:value="0.72463768115942" calcext:value-type="float">
            <text:p>0.72463768115942</text:p>
          </table:table-cell>
          <table:table-cell office:value-type="float" office:value="0.0431596895050927" calcext:value-type="float">
            <text:p>0.043159689505093</text:p>
          </table:table-cell>
          <table:table-cell office:value-type="float" office:value="0.0842105263157895" calcext:value-type="float">
            <text:p>0.08421052631579</text:p>
          </table:table-cell>
          <table:table-cell office:value-type="float" office:value="0.659005455473135" calcext:value-type="float">
            <text:p>0.65900545547313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88673835125448" calcext:value-type="float">
            <text:p>0.08867383512544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567251461988304]</text:p>
          </table:table-cell>
          <table:table-cell office:value-type="string" calcext:value-type="string">
            <text:p>[14]</text:p>
          </table:table-cell>
          <table:table-cell office:value-type="float" office:value="0.71532320413039" calcext:value-type="float">
            <text:p>0.71532320413039</text:p>
          </table:table-cell>
          <table:table-cell office:value-type="float" office:value="0.710603634521076" calcext:value-type="float">
            <text:p>0.710603634521076</text:p>
          </table:table-cell>
          <table:table-cell office:value-type="float" office:value="0.719298245614035" calcext:value-type="float">
            <text:p>0.719298245614035</text:p>
          </table:table-cell>
          <table:table-cell office:value-type="float" office:value="0.716430354258867" calcext:value-type="float">
            <text:p>0.716430354258867</text:p>
          </table:table-cell>
          <table:table-cell office:value-type="float" office:value="0.75" calcext:value-type="float">
            <text:p>0.75</text:p>
          </table:table-cell>
          <table:table-cell office:value-type="float" office:value="0.72465968659186" calcext:value-type="float">
            <text:p>0.72465968659186</text:p>
          </table:table-cell>
          <table:table-cell office:value-type="float" office:value="0.737913486005089" calcext:value-type="float">
            <text:p>0.737913486005089</text:p>
          </table:table-cell>
          <table:table-cell office:value-type="float" office:value="0.709599141149759" calcext:value-type="float">
            <text:p>0.709599141149759</text:p>
          </table:table-cell>
          <table:table-cell office:value-type="float" office:value="0.735905044510386" calcext:value-type="float">
            <text:p>0.7359050445103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781326781326781" calcext:value-type="float">
            <text:p>0.7813267813267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95014662756598]</text:p>
          </table:table-cell>
          <table:table-cell office:value-type="string" calcext:value-type="string">
            <text:p>[25]</text:p>
          </table:table-cell>
          <table:table-cell office:value-type="float" office:value="0.761414682263289" calcext:value-type="float">
            <text:p>0.761414682263289</text:p>
          </table:table-cell>
          <table:table-cell office:value-type="float" office:value="0.751791311846641" calcext:value-type="float">
            <text:p>0.751791311846641</text:p>
          </table:table-cell>
          <table:table-cell office:value-type="float" office:value="0.759433962264151" calcext:value-type="float">
            <text:p>0.759433962264151</text:p>
          </table:table-cell>
          <table:table-cell office:value-type="float" office:value="0.771478187063425" calcext:value-type="float">
            <text:p>0.771478187063425</text:p>
          </table:table-cell>
          <table:table-cell office:value-type="float" office:value="0.774683544303797" calcext:value-type="float">
            <text:p>0.774683544303797</text:p>
          </table:table-cell>
          <table:table-cell office:value-type="float" office:value="0.760532405502868" calcext:value-type="float">
            <text:p>0.760532405502868</text:p>
          </table:table-cell>
          <table:table-cell office:value-type="float" office:value="0.765957446808511" calcext:value-type="float">
            <text:p>0.765957446808511</text:p>
          </table:table-cell>
          <table:table-cell office:value-type="float" office:value="0.761856824640222" calcext:value-type="float">
            <text:p>0.761856824640222</text:p>
          </table:table-cell>
          <table:table-cell office:value-type="float" office:value="0.781326781326781" calcext:value-type="float">
            <text:p>0.7813267813267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371345029239766]</text:p>
          </table:table-cell>
          <table:table-cell office:value-type="string" calcext:value-type="string">
            <text:p>[43]</text:p>
          </table:table-cell>
          <table:table-cell office:value-type="float" office:value="0.0508366894352093" calcext:value-type="float">
            <text:p>0.050836689435209</text:p>
          </table:table-cell>
          <table:table-cell office:value-type="float" office:value="0.0447957839262187" calcext:value-type="float">
            <text:p>0.044795783926219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0.0428615479494295" calcext:value-type="float">
            <text:p>0.04286154794943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0712303422756707" calcext:value-type="float">
            <text:p>0.071230342275671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0444590835895184" calcext:value-type="float">
            <text:p>0.044459083589518</text:p>
          </table:table-cell>
          <table:table-cell office:value-type="float" office:value="0.0454545454545455" calcext:value-type="float">
            <text:p>0.0454545454545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759124087591241" calcext:value-type="float">
            <text:p>0.759124087591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554744525547445]</text:p>
          </table:table-cell>
          <table:table-cell office:value-type="string" calcext:value-type="string">
            <text:p>[12]</text:p>
          </table:table-cell>
          <table:table-cell office:value-type="float" office:value="0.721082157622314" calcext:value-type="float">
            <text:p>0.721082157622314</text:p>
          </table:table-cell>
          <table:table-cell office:value-type="float" office:value="0.744032082805355" calcext:value-type="float">
            <text:p>0.744032082805355</text:p>
          </table:table-cell>
          <table:table-cell office:value-type="float" office:value="0.759124087591241" calcext:value-type="float">
            <text:p>0.759124087591241</text:p>
          </table:table-cell>
          <table:table-cell office:value-type="float" office:value="0.707753320517077" calcext:value-type="float">
            <text:p>0.707753320517077</text:p>
          </table:table-cell>
          <table:table-cell office:value-type="float" office:value="0.733167082294264" calcext:value-type="float">
            <text:p>0.733167082294264</text:p>
          </table:table-cell>
          <table:table-cell office:value-type="float" office:value="0.722727680394755" calcext:value-type="float">
            <text:p>0.722727680394755</text:p>
          </table:table-cell>
          <table:table-cell office:value-type="float" office:value="0.746192893401015" calcext:value-type="float">
            <text:p>0.746192893401015</text:p>
          </table:table-cell>
          <table:table-cell office:value-type="float" office:value="0.709815546772068" calcext:value-type="float">
            <text:p>0.70981554677206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20846905537459" calcext:value-type="float">
            <text:p>0.820846905537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966165413533834]</text:p>
          </table:table-cell>
          <table:table-cell office:value-type="string" calcext:value-type="string">
            <text:p>[9]</text:p>
          </table:table-cell>
          <table:table-cell office:value-type="float" office:value="0.780482972705075" calcext:value-type="float">
            <text:p>0.780482972705075</text:p>
          </table:table-cell>
          <table:table-cell office:value-type="float" office:value="0.77351756711992" calcext:value-type="float">
            <text:p>0.77351756711992</text:p>
          </table:table-cell>
          <table:table-cell office:value-type="float" office:value="0.820846905537459" calcext:value-type="float">
            <text:p>0.820846905537459</text:p>
          </table:table-cell>
          <table:table-cell office:value-type="float" office:value="0.797324929481691" calcext:value-type="float">
            <text:p>0.797324929481691</text:p>
          </table:table-cell>
          <table:table-cell office:value-type="float" office:value="0.808362369337979" calcext:value-type="float">
            <text:p>0.808362369337979</text:p>
          </table:table-cell>
          <table:table-cell office:value-type="float" office:value="0.782761407120887" calcext:value-type="float">
            <text:p>0.782761407120887</text:p>
          </table:table-cell>
          <table:table-cell office:value-type="float" office:value="0.803986710963455" calcext:value-type="float">
            <text:p>0.803986710963455</text:p>
          </table:table-cell>
          <table:table-cell office:value-type="float" office:value="0.768327987097803" calcext:value-type="float">
            <text:p>0.768327987097803</text:p>
          </table:table-cell>
          <table:table-cell office:value-type="float" office:value="0.796992481203007" calcext:value-type="float">
            <text:p>0.796992481203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00959232613909" calcext:value-type="float">
            <text:p>0.8009592326139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775811209439528]</text:p>
          </table:table-cell>
          <table:table-cell office:value-type="string" calcext:value-type="string">
            <text:p>[7]</text:p>
          </table:table-cell>
          <table:table-cell office:value-type="float" office:value="0.753682155567691" calcext:value-type="float">
            <text:p>0.753682155567691</text:p>
          </table:table-cell>
          <table:table-cell office:value-type="float" office:value="0.773787215331568" calcext:value-type="float">
            <text:p>0.773787215331568</text:p>
          </table:table-cell>
          <table:table-cell office:value-type="float" office:value="0.800959232613909" calcext:value-type="float">
            <text:p>0.800959232613909</text:p>
          </table:table-cell>
          <table:table-cell office:value-type="float" office:value="0.766002133175922" calcext:value-type="float">
            <text:p>0.766002133175922</text:p>
          </table:table-cell>
          <table:table-cell office:value-type="float" office:value="0.777173913043478" calcext:value-type="float">
            <text:p>0.777173913043478</text:p>
          </table:table-cell>
          <table:table-cell office:value-type="float" office:value="0.752768404732501" calcext:value-type="float">
            <text:p>0.752768404732501</text:p>
          </table:table-cell>
          <table:table-cell office:value-type="float" office:value="0.754617414248021" calcext:value-type="float">
            <text:p>0.754617414248021</text:p>
          </table:table-cell>
          <table:table-cell office:value-type="float" office:value="0.722170869030772" calcext:value-type="float">
            <text:p>0.722170869030772</text:p>
          </table:table-cell>
          <table:table-cell office:value-type="float" office:value="0.745679012345679" calcext:value-type="float">
            <text:p>0.7456790123456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799116997792494" calcext:value-type="float">
            <text:p>0.7991169977924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669590643274854]</text:p>
          </table:table-cell>
          <table:table-cell office:value-type="string" calcext:value-type="string">
            <text:p>[26]</text:p>
          </table:table-cell>
          <table:table-cell office:value-type="float" office:value="0.754820695079696" calcext:value-type="float">
            <text:p>0.754820695079696</text:p>
          </table:table-cell>
          <table:table-cell office:value-type="float" office:value="0.750784447811077" calcext:value-type="float">
            <text:p>0.750784447811077</text:p>
          </table:table-cell>
          <table:table-cell office:value-type="float" office:value="0.783599088838269" calcext:value-type="float">
            <text:p>0.783599088838269</text:p>
          </table:table-cell>
          <table:table-cell office:value-type="float" office:value="0.77770799383582" calcext:value-type="float">
            <text:p>0.77770799383582</text:p>
          </table:table-cell>
          <table:table-cell office:value-type="float" office:value="0.799116997792494" calcext:value-type="float">
            <text:p>0.799116997792494</text:p>
          </table:table-cell>
          <table:table-cell office:value-type="float" office:value="0.753264550629523" calcext:value-type="float">
            <text:p>0.753264550629523</text:p>
          </table:table-cell>
          <table:table-cell office:value-type="float" office:value="0.770642201834863" calcext:value-type="float">
            <text:p>0.770642201834863</text:p>
          </table:table-cell>
          <table:table-cell office:value-type="float" office:value="0.737525788042364" calcext:value-type="float">
            <text:p>0.737525788042364</text:p>
          </table:table-cell>
          <table:table-cell office:value-type="float" office:value="0.770877944325482" calcext:value-type="float">
            <text:p>0.7708779443254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591885441527446]</text:p>
          </table:table-cell>
          <table:table-cell office:value-type="string" calcext:value-type="string">
            <text:p>[22]</text:p>
          </table:table-cell>
          <table:table-cell office:value-type="float" office:value="0.757122831057033" calcext:value-type="float">
            <text:p>0.757122831057033</text:p>
          </table:table-cell>
          <table:table-cell office:value-type="float" office:value="0.738905395910227" calcext:value-type="float">
            <text:p>0.738905395910227</text:p>
          </table:table-cell>
          <table:table-cell office:value-type="float" office:value="0.75974025974026" calcext:value-type="float">
            <text:p>0.75974025974026</text:p>
          </table:table-cell>
          <table:table-cell office:value-type="float" office:value="0.75122104725486" calcext:value-type="float">
            <text:p>0.75122104725486</text:p>
          </table:table-cell>
          <table:table-cell office:value-type="float" office:value="0.802395209580838" calcext:value-type="float">
            <text:p>0.802395209580838</text:p>
          </table:table-cell>
          <table:table-cell office:value-type="float" office:value="0.800158347278662" calcext:value-type="float">
            <text:p>0.800158347278662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738206533784383" calcext:value-type="float">
            <text:p>0.738206533784383</text:p>
          </table:table-cell>
          <table:table-cell office:value-type="float" office:value="0.759075907590759" calcext:value-type="float">
            <text:p>0.7590759075907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782857142857143" calcext:value-type="float">
            <text:p>0.7828571428571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789808917197452]</text:p>
          </table:table-cell>
          <table:table-cell office:value-type="string" calcext:value-type="string">
            <text:p>[36]</text:p>
          </table:table-cell>
          <table:table-cell office:value-type="float" office:value="0.760921487250316" calcext:value-type="float">
            <text:p>0.760921487250316</text:p>
          </table:table-cell>
          <table:table-cell office:value-type="float" office:value="0.756700577618156" calcext:value-type="float">
            <text:p>0.756700577618156</text:p>
          </table:table-cell>
          <table:table-cell office:value-type="float" office:value="0.771830985915493" calcext:value-type="float">
            <text:p>0.771830985915493</text:p>
          </table:table-cell>
          <table:table-cell office:value-type="float" office:value="0.757021428748133" calcext:value-type="float">
            <text:p>0.757021428748133</text:p>
          </table:table-cell>
          <table:table-cell office:value-type="float" office:value="0.771739130434783" calcext:value-type="float">
            <text:p>0.771739130434783</text:p>
          </table:table-cell>
          <table:table-cell office:value-type="float" office:value="0.772696147204727" calcext:value-type="float">
            <text:p>0.772696147204727</text:p>
          </table:table-cell>
          <table:table-cell office:value-type="float" office:value="0.782857142857143" calcext:value-type="float">
            <text:p>0.782857142857143</text:p>
          </table:table-cell>
          <table:table-cell office:value-type="float" office:value="0.757267795430248" calcext:value-type="float">
            <text:p>0.757267795430248</text:p>
          </table:table-cell>
          <table:table-cell office:value-type="float" office:value="0.768292682926829" calcext:value-type="float">
            <text:p>0.7682926829268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748129675810474" calcext:value-type="float">
            <text:p>0.748129675810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521229868228404]</text:p>
          </table:table-cell>
          <table:table-cell office:value-type="string" calcext:value-type="string">
            <text:p>[21]</text:p>
          </table:table-cell>
          <table:table-cell office:value-type="float" office:value="0.711924776006163" calcext:value-type="float">
            <text:p>0.711924776006163</text:p>
          </table:table-cell>
          <table:table-cell office:value-type="float" office:value="0.721783633186697" calcext:value-type="float">
            <text:p>0.721783633186697</text:p>
          </table:table-cell>
          <table:table-cell office:value-type="float" office:value="0.748129675810474" calcext:value-type="float">
            <text:p>0.748129675810474</text:p>
          </table:table-cell>
          <table:table-cell office:value-type="float" office:value="0.698461616614879" calcext:value-type="float">
            <text:p>0.698461616614879</text:p>
          </table:table-cell>
          <table:table-cell office:value-type="float" office:value="0.735376044568245" calcext:value-type="float">
            <text:p>0.735376044568245</text:p>
          </table:table-cell>
          <table:table-cell office:value-type="float" office:value="0.71304283868405" calcext:value-type="float">
            <text:p>0.71304283868405</text:p>
          </table:table-cell>
          <table:table-cell office:value-type="float" office:value="0.729468599033816" calcext:value-type="float">
            <text:p>0.729468599033816</text:p>
          </table:table-cell>
          <table:table-cell office:value-type="float" office:value="0.714411015539025" calcext:value-type="float">
            <text:p>0.714411015539025</text:p>
          </table:table-cell>
          <table:table-cell office:value-type="float" office:value="0.724035608308605" calcext:value-type="float">
            <text:p>0.7240356083086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14814814814815" calcext:value-type="float">
            <text:p>0.8148148148148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826979472140762]</text:p>
          </table:table-cell>
          <table:table-cell office:value-type="string" calcext:value-type="string">
            <text:p>[21]</text:p>
          </table:table-cell>
          <table:table-cell office:value-type="float" office:value="0.763843217698371" calcext:value-type="float">
            <text:p>0.763843217698371</text:p>
          </table:table-cell>
          <table:table-cell office:value-type="float" office:value="0.769638510260882" calcext:value-type="float">
            <text:p>0.769638510260882</text:p>
          </table:table-cell>
          <table:table-cell office:value-type="float" office:value="0.775609756097561" calcext:value-type="float">
            <text:p>0.775609756097561</text:p>
          </table:table-cell>
          <table:table-cell office:value-type="float" office:value="0.781128065319885" calcext:value-type="float">
            <text:p>0.781128065319885</text:p>
          </table:table-cell>
          <table:table-cell office:value-type="float" office:value="0.814814814814815" calcext:value-type="float">
            <text:p>0.814814814814815</text:p>
          </table:table-cell>
          <table:table-cell office:value-type="float" office:value="0.755970205449366" calcext:value-type="float">
            <text:p>0.755970205449366</text:p>
          </table:table-cell>
          <table:table-cell office:value-type="float" office:value="0.775229357798165" calcext:value-type="float">
            <text:p>0.775229357798165</text:p>
          </table:table-cell>
          <table:table-cell office:value-type="float" office:value="0.748636089763351" calcext:value-type="float">
            <text:p>0.748636089763351</text:p>
          </table:table-cell>
          <table:table-cell office:value-type="float" office:value="0.785388127853881" calcext:value-type="float">
            <text:p>0.7853881278538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57333333333333" calcext:value-type="float">
            <text:p>0.757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67642752562226]</text:p>
          </table:table-cell>
          <table:table-cell office:value-type="string" calcext:value-type="string">
            <text:p>[24]</text:p>
          </table:table-cell>
          <table:table-cell office:value-type="float" office:value="0.705557055242686" calcext:value-type="float">
            <text:p>0.705557055242686</text:p>
          </table:table-cell>
          <table:table-cell office:value-type="float" office:value="0.693906747715398" calcext:value-type="float">
            <text:p>0.693906747715398</text:p>
          </table:table-cell>
          <table:table-cell office:value-type="float" office:value="0.699029126213592" calcext:value-type="float">
            <text:p>0.699029126213592</text:p>
          </table:table-cell>
          <table:table-cell office:value-type="float" office:value="0.688823827080171" calcext:value-type="float">
            <text:p>0.688823827080171</text:p>
          </table:table-cell>
          <table:table-cell office:value-type="float" office:value="0.70440251572327" calcext:value-type="float">
            <text:p>0.70440251572327</text:p>
          </table:table-cell>
          <table:table-cell office:value-type="float" office:value="0.727436174038116" calcext:value-type="float">
            <text:p>0.727436174038116</text:p>
          </table:table-cell>
          <table:table-cell office:value-type="float" office:value="0.737864077669903" calcext:value-type="float">
            <text:p>0.737864077669903</text:p>
          </table:table-cell>
          <table:table-cell office:value-type="float" office:value="0.712061472137061" calcext:value-type="float">
            <text:p>0.712061472137061</text:p>
          </table:table-cell>
          <table:table-cell office:value-type="float" office:value="0.757333333333333" calcext:value-type="float">
            <text:p>0.75733333333333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13013964247515" calcext:value-type="float">
            <text:p>0.71301396424751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0851063829787234" calcext:value-type="float">
            <text:p>0.085106382978723</text:p>
          </table:table-cell>
          <table:table-cell table:number-columns-repeated="5"/>
          <table:table-cell table:formula="of:=AVERAGE([.I2:.I16])" office:value-type="float" office:value="0.615129701323867" calcext:value-type="float">
            <text:p>0.615129701323867</text:p>
          </table:table-cell>
          <table:table-cell table:formula="of:=AVERAGE([.J2:.J16])" office:value-type="float" office:value="0.664038594082746" calcext:value-type="float">
            <text:p>0.664038594082746</text:p>
          </table:table-cell>
          <table:table-cell table:formula="of:=AVERAGE([.K2:.K16])" office:value-type="float" office:value="0.693436167096306" calcext:value-type="float">
            <text:p>0.693436167096306</text:p>
          </table:table-cell>
          <table:table-cell table:formula="of:=AVERAGE([.L2:.L16])" office:value-type="float" office:value="0.560336952456223" calcext:value-type="float">
            <text:p>0.560336952456223</text:p>
          </table:table-cell>
          <table:table-cell table:formula="of:=AVERAGE([.M2:.M16])" office:value-type="float" office:value="0.584796633158137" calcext:value-type="float">
            <text:p>0.584796633158137</text:p>
          </table:table-cell>
          <table:table-cell table:formula="of:=AVERAGE([.N2:.N16])" office:value-type="float" office:value="0.674560114349392" calcext:value-type="float">
            <text:p>0.674560114349392</text:p>
          </table:table-cell>
          <table:table-cell table:formula="of:=AVERAGE([.O2:.O16])" office:value-type="float" office:value="0.694189894570128" calcext:value-type="float">
            <text:p>0.694189894570128</text:p>
          </table:table-cell>
          <table:table-cell table:formula="of:=AVERAGE([.P2:.P16])" office:value-type="float" office:value="0.561583144407107" calcext:value-type="float">
            <text:p>0.561583144407107</text:p>
          </table:table-cell>
          <table:table-cell table:formula="of:=AVERAGE([.Q2:.Q16])" office:value-type="float" office:value="0.597404786069592" calcext:value-type="float">
            <text:p>0.597404786069592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328611898017" calcext:value-type="float">
            <text:p>0.832861189801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 </text:p>
          </table:table-cell>
          <table:table-cell table:formula="of:=STDEV([.C2:.C16])" office:value-type="float" office:value="0.185998558734508" calcext:value-type="float">
            <text:p>0.18599855873450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5T10:02:31.489314033</dc:date>
    <meta:editing-duration>PT8M34S</meta:editing-duration>
    <meta:editing-cycles>2</meta:editing-cycles>
    <meta:generator>LibreOffice/6.0.7.3$Linux_X86_64 LibreOffice_project/00m0$Build-3</meta:generator>
    <meta:document-statistic meta:table-count="1" meta:cell-count="288" meta:object-count="0"/>
  </office:meta>
</office:document-meta>
</file>